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5367" officeooo:paragraph-rsid="00055367"/>
    </style:style>
    <style:style style:name="P2" style:family="paragraph" style:parent-style-name="Standard">
      <style:text-properties officeooo:rsid="000629c0" officeooo:paragraph-rsid="000629c0"/>
    </style:style>
    <style:style style:name="P3" style:family="paragraph" style:parent-style-name="Standard">
      <style:text-properties officeooo:rsid="0006434a" officeooo:paragraph-rsid="0006434a"/>
    </style:style>
    <style:style style:name="P4" style:family="paragraph" style:parent-style-name="Standard">
      <style:paragraph-properties style:border-line-width-bottom="0.012cm 0.012cm 0.012cm" fo:padding="0.074cm" fo:border-left="none" fo:border-right="none" fo:border-top="none" fo:border-bottom="0.99pt double #000000" style:join-border="false"/>
      <style:text-properties officeooo:rsid="000629c0" officeooo:paragraph-rsid="00055367"/>
    </style:style>
    <style:style style:name="T1" style:family="text">
      <style:text-properties officeooo:rsid="000643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: 11/04/2016</text:p>
      <text:p text:style-name="P1"/>
      <text:p text:style-name="P1">1)Desenvolva os conceitos centrais do 1º e 2º período de Taylor.</text:p>
      <text:p text:style-name="P1"/>
      <text:p text:style-name="P1">2) De que modo o método cartesiano foi aplicado à pratica Taylorista?</text:p>
      <text:p text:style-name="P1"/>
      <text:p text:style-name="P1">3) Para Taylor como a Adm deveria ser tratada? Como se constitui <text:s/>seus objetivos.</text:p>
      <text:p text:style-name="P1"/>
      <text:p text:style-name="P1">4) Explique a analise do trabalho e dos estudos e movimentos.</text:p>
      <text:p text:style-name="P1"/>
      <text:p text:style-name="P1">5) Como se constitui o estudo da fadiga humana?</text:p>
      <text:p text:style-name="P1"/>
      <text:p text:style-name="P1">6) O que é supervisão funcional segundo Taylor? Exemplifique.</text:p>
      <text:p text:style-name="P1"/>
      <text:p text:style-name="P1">7) Exemplifique as principais lacunas apresentada na obra de Taylor e dos princípios da administração cientifica?</text:p>
      <text:p text:style-name="P4"/>
      <text:p text:style-name="P2"/>
      <text:p text:style-name="P2">CAP 5:</text:p>
      <text:p text:style-name="P2">1) Discorra sobre a abordagem humanistica da adm.</text:p>
      <text:p text:style-name="P2"/>
      <text:p text:style-name="P2">2) Discorra sobre a teoria das relações humanas abordando os seus aspectos estruturantes (origens).</text:p>
      <text:p text:style-name="P2"/>
      <text:p text:style-name="P2">3) No que se constitui, a <text:span text:style-name="T1">experiencia de Hawthorne? Explique suas 3 fases.</text:span></text:p>
      <text:p text:style-name="P2"/>
      <text:p text:style-name="P3">4) Explique o ponto de vista de Elton Mayou sobre a cooperação humana.</text:p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Palhari</meta:initial-creator>
    <meta:creation-date>2016-04-11T19:08:43.620087620</meta:creation-date>
    <dc:date>2016-04-11T20:00:37.821657592</dc:date>
    <dc:creator>Luciano Palhari</dc:creator>
    <meta:editing-duration>PT12M19S</meta:editing-duration>
    <meta:editing-cycles>2</meta:editing-cycles>
    <meta:generator>LibreOffice/5.0.3.2$Linux_X86_64 LibreOffice_project/00m0$Build-2</meta:generator>
    <meta:document-statistic meta:table-count="0" meta:image-count="0" meta:object-count="0" meta:page-count="1" meta:paragraph-count="13" meta:word-count="134" meta:character-count="810" meta:non-whitespace-character-count="688"/>
  </office:meta>
</office:document-meta>
</file>